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789333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1.2606666666667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Para guardar imágenes, {{appName}} necesita un acceso a la galerí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1">
            <text:p>Para encontrar ubicaciones cercanas, {{appName}} necesita acceder a la ubicación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Isabel</dc:creator>
    <meta:creation-date>2020-08-07T15:26:32Z</meta:creation-date>
    <dc:date>2020-08-07T15:26:32Z</dc:date>
  </office:meta>
</office:document-meta>
</file>